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2.5774">
            <text:p>92.577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6.087">
            <text:p>96.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53">
            <text:p>95.5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462">
            <text:p>96.1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71">
            <text:p>97.517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2">
            <text:p>96.6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6">
            <text:p>96.7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0579">
            <text:p>96.0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1">
            <text:p>97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6429">
            <text:p>95.6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125">
            <text:p>99.2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1929">
            <text:p>94.1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6353">
            <text:p>98.6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636">
            <text:p>96.5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1">
            <text:p>97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614">
            <text:p>96.561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612">
            <text:p>97.6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788">
            <text:p>98.5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848">
            <text:p>96.784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.4429">
            <text:p>98.4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895">
            <text:p>97.0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393">
            <text:p>98.1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209">
            <text:p>97.320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6044">
            <text:p>96.6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3381">
            <text:p>96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563">
            <text:p>97.95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327">
            <text:p>97.33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4429">
            <text:p>96.4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55">
            <text:p>97.6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412">
            <text:p>96.8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737">
            <text:p>97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595">
            <text:p>97.859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7864">
            <text:p>98.7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24">
            <text:p>95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81">
            <text:p>97.7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7682">
            <text:p>98.7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906">
            <text:p>98.29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24">
            <text:p>95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16">
            <text:p>95.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0444">
            <text:p>98.0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556">
            <text:p>95.9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769">
            <text:p>99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25">
            <text:p>97.4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4406">
            <text:p>96.44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3435">
            <text:p>98.3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1677">
            <text:p>97.16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0135">
            <text:p>97.01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848">
            <text:p>97.684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7889">
            <text:p>94.7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3617">
            <text:p>97.36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.9756">
            <text:p>96.975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833">
            <text:p>96.3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0588">
            <text:p>95.0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818">
            <text:p>97.4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678">
            <text:p>96.96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706">
            <text:p>99.1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594">
            <text:p>98.25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4052">
            <text:p>97.405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2938">
            <text:p>97.2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7125">
            <text:p>96.7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5">
            <text:p>97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721">
            <text:p>97.57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667">
            <text:p>95.5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4972">
            <text:p>95.49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555">
            <text:p>97.0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1526">
            <text:p>98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667">
            <text:p>97.8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467">
            <text:p>97.2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875">
            <text:p>99.1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6217">
            <text:p>96.62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545">
            <text:p>99.1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679">
            <text:p>95.96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083">
            <text:p>98.3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633">
            <text:p>98.16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667">
            <text:p>98.3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037">
            <text:p>97.00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4885">
            <text:p>96.4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136">
            <text:p>97.8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097">
            <text:p>96.60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023">
            <text:p>97.10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534">
            <text:p>98.55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2805">
            <text:p>96.280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1211">
            <text:p>98.1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115">
            <text:p>97.711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.7136">
            <text:p>98.7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545">
            <text:p>98.2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634">
            <text:p>97.46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421">
            <text:p>98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269">
            <text:p>98.02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321">
            <text:p>97.132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8157">
            <text:p>97.815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118">
            <text:p>96.9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18">
            <text:p>98.01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926">
            <text:p>96.59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522">
            <text:p>98.3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759">
            <text:p>97.4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416">
            <text:p>96.4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0514">
            <text:p>97.05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551">
            <text:p>97.355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0864">
            <text:p>96.0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214">
            <text:p>97.02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42">
            <text:p>98.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4462">
            <text:p>97.446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28">
            <text:p>95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542">
            <text:p>97.9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483">
            <text:p>97.1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2613">
            <text:p>97.26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8108">
            <text:p>97.810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3095">
            <text:p>96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783">
            <text:p>98.37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2">
            <text:p>96.6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8583">
            <text:p>95.8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412">
            <text:p>98.0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064">
            <text:p>97.70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334">
            <text:p>97.83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063">
            <text:p>97.4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393">
            <text:p>97.03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2486">
            <text:p>96.248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167">
            <text:p>97.4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375">
            <text:p>97.1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826">
            <text:p>97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829">
            <text:p>97.48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6.1963">
            <text:p>96.1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462">
            <text:p>96.9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7759">
            <text:p>97.775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653">
            <text:p>97.36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1632">
            <text:p>99.1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893">
            <text:p>97.38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6214">
            <text:p>95.6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588">
            <text:p>97.9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.275">
            <text:p>94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045">
            <text:p>96.90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75">
            <text:p>97.6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667">
            <text:p>97.4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3">
            <text:p>97.6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8.0964">
            <text:p>98.096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032">
            <text:p>96.603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.3692">
            <text:p>98.3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6393">
            <text:p>96.63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315">
            <text:p>97.531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9653">
            <text:p>97.965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786">
            <text:p>96.9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5324">
            <text:p>96.53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659">
            <text:p>97.65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5909">
            <text:p>95.5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067">
            <text:p>98.5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667">
            <text:p>96.3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054">
            <text:p>98.405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0882">
            <text:p>98.0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324">
            <text:p>97.83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8322">
            <text:p>98.8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105">
            <text:p>97.1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769">
            <text:p>97.6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941">
            <text:p>97.9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695">
            <text:p>94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316">
            <text:p>97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765">
            <text:p>98.0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5405">
            <text:p>97.540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0981">
            <text:p>97.098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265">
            <text:p>97.12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3882">
            <text:p>97.3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031">
            <text:p>97.70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105">
            <text:p>97.110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8">
            <text:p>98.4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704">
            <text:p>98.4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963">
            <text:p>96.9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116">
            <text:p>97.3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16">
            <text:p>97.2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897">
            <text:p>96.089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216">
            <text:p>98.021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6273">
            <text:p>95.6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05">
            <text:p>98.040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4886">
            <text:p>97.48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943">
            <text:p>96.89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892">
            <text:p>97.189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8.2429">
            <text:p>98.2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0255">
            <text:p>96.025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formula="of:=SUM([.A1:.A500])/500" office:value-type="float" office:value="97.8813645999999">
            <text:p>97.8813646</text:p>
          </table:table-cell>
          <table:table-cell table:formula="of:=SUM([.B1:.B500])/500" office:value-type="float" office:value="17.396">
            <text:p>17.396</text:p>
          </table:table-cell>
        </table:table-row>
        <table:table-row table:style-name="ro1" table:number-rows-repeated="1048074">
          <table:table-cell table:number-columns-repeated="2"/>
        </table:table-row>
        <table:table-row table:style-name="ro1">
          <table:table-cell table:formula="of:=SUM([.A1:.A1048575])" office:value-type="float" office:value="49038.5636646">
            <text:p>49038.563664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2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2:10:39</dc:date>
    <dc:creator>Atul </dc:creator>
    <meta:document-statistic meta:table-count="1" meta:cell-count="1003" meta:object-count="0"/>
    <meta:generator>OpenOffice.org/3.2$Linux OpenOffice.org_project/320m19$Build-9505</meta:generator>
  </office:meta>
</office:document-meta>
</file>